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1"/>
    <style:style style:name="ce6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72016666666667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3.3231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<text:a xlink:href="http://www.tme.eu/pl/details/mbrb2535ctlt4g/diody-schottky-smd/on-semiconductor/">MBRB2535CTLT4G</text:a></text:p>
          </table:table-cell>
          <table:table-cell office:value-type="string" table:style-name="ce1">
            <text:p>http://www.tme.eu/pl/details/mbrb2535ctlt4g/diody-schottky-smd/on-semiconductor/#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d. 2200U</text:p>
          </table:table-cell>
          <table:table-cell office:value-type="string" table:style-name="ce2">
            <text:p><text:a xlink:href="http://www.tme.eu/pl/details/ucd0j222mnl1gs/kondensatory-elektr-smd-niskoimpedan/nichicon/">UCD0J222MNL1GS</text:a></text:p>
          </table:table-cell>
          <table:table-cell office:value-type="string" table:style-name="ce1">
            <text:p>http://www.tme.eu/pl/details/ucd0j222mnl1gs/kondensatory-elektr-smd-niskoimpedan/nichicon/#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nd. MLCC 220u 1210</text:p>
          </table:table-cell>
          <table:table-cell office:value-type="string" table:style-name="ce2">
            <text:p><text:a xlink:href="http://www.tme.eu/pl/details/cl32a227mqvnnne/kondensatory-mlcc-smd-1210/samsung/">CL32A227MQVNNNE</text:a></text:p>
          </table:table-cell>
          <table:table-cell office:value-type="string" table:style-name="ce1">
            <text:p>http://www.tme.eu/pl/katalog/kondensatory-mlcc-smd-1210_113185/#id_category=113185&amp;s_field=artykul&amp;s_order=ASC&amp;visible_params=2%2C10%2C32%2C39%2C115%2C116%2C118%2C118%2C120%2C2931%2C2932&amp;used_params=118%3A25328%3B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<text:a xlink:href="http://www.tme.eu/pl/details/mcc-sdmicro_1/zlacza-do-kart/attend/112c-tbar-r02/">112C-TBAR-R02</text:a></text:p>
          </table:table-cell>
          <table:table-cell office:value-type="string" table:style-name="ce1">
            <text:p>http://www.tme.eu/pl/details/mcc-sdmicro_1/zlacza-do-kart/attend/112c-tbar-r02/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obliczenia" table:style-name="ta1">
        <table:table-column table:style-name="co5" table:default-cell-style-name="ce1"/>
        <table:table-column table:style-name="co3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Stabilizator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akres U</text:p>
          </table:table-cell>
          <table:table-cell office:value-type="float" office:value="3.3" table:style-name="ce1">
            <text:p>3,3</text:p>
          </table:table-cell>
          <table:table-cell office:value-type="float" office:value="4.5" table:style-name="ce1">
            <text:p>4,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tymalnie</text:p>
          </table:table-cell>
          <table:table-cell office:value-type="float" office:value="3.9" table:style-name="ce1">
            <text:p>3,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adj</text:p>
          </table:table-cell>
          <table:table-cell office:value-type="float" office:value="1.24" table:style-name="ce1">
            <text:p>1,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1 wybrane</text:p>
          </table:table-cell>
          <table:table-cell office:value-type="float" office:value="100000" table:style-name="ce1">
            <text:p>1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 oblczone</text:p>
          </table:table-cell>
          <table:table-cell office:value-type="float" office:value="46616.541353383451" table:formula="of:=[.B4]/(([.B3]-[.B4])/[.B5])" table:style-name="ce1">
            <text:p>46616,541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2 wybrane</text:p>
          </table:table-cell>
          <table:table-cell office:value-type="float" office:value="47000" table:style-name="ce1">
            <text:p>47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wy</text:p>
          </table:table-cell>
          <table:table-cell office:value-type="float" office:value="3.8782978723404256" table:formula="of:=[.B4]/[.B7]*([.B5]+[.B7])" table:style-name="ce4">
            <text:p>3,87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omiar napięcia zasialnia/akumulat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pięcie max.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. Napięcie ADC</text:p>
          </table:table-cell>
          <table:table-cell office:value-type="float" office:value="3.3" table:style-name="ce1">
            <text:p>3,3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1 wybrane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Oh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2 oblczone</text:p>
          </table:table-cell>
          <table:table-cell office:value-type="float" office:value="70212.765957446798" table:formula="of:=[.B12]/(([.B11]-[.B12])/[.B13])" table:style-name="ce1">
            <text:p>70212,76596</text:p>
          </table:table-cell>
          <table:table-cell office:value-type="string" table:style-name="ce1">
            <text:p>Oh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2 wybrane</text:p>
          </table:table-cell>
          <table:table-cell office:value-type="float" office:value="68000" table:style-name="ce1">
            <text:p>68000</text:p>
          </table:table-cell>
          <table:table-cell office:value-type="string" table:style-name="ce1">
            <text:p>Oh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 bat max.</text:p>
          </table:table-cell>
          <table:table-cell office:value-type="float" office:value="8.1529411764705877" table:formula="of:=[.B12]/[.B15]*([.B13]+[.B15])" table:style-name="ce1">
            <text:p>8,152941176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la Ubat równego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adc wyniesie</text:p>
          </table:table-cell>
          <table:table-cell office:value-type="float" office:value="2.4285714285714288" table:formula="of:=[.B17]/([.B13]+[.B15])*[.B15]" table:style-name="ce1">
            <text:p>2,428571429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 da liczbę</text:p>
          </table:table-cell>
          <table:table-cell office:value-type="float" office:value="188.39826839826844" table:formula="of:=256*[.B18]/[.B12]" table:style-name="ce5">
            <text:p>1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zdzielczość V</text:p>
          </table:table-cell>
          <table:table-cell office:value-type="float" office:value="1.2890624999999999E-2" table:formula="of:=[.B12]/256" table:style-name="ce4">
            <text:p>0,013</text:p>
          </table:table-cell>
          <table:table-cell office:value-type="string" table:style-name="ce1">
            <text:p>V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iotr Ostrogórski</dc:creator>
    <meta:creation-date>2009-04-16T11:32:48Z</meta:creation-date>
    <dc:date>2017-07-12T14:35:55Z</dc:date>
    <meta:editing-cycles>9</meta:editing-cycles>
    <meta:editing-duration>PT10742S</meta:editing-duration>
    <meta:user-defined meta:name="Info 1"/>
    <meta:user-defined meta:name="Info 2"/>
    <meta:user-defined meta:name="Info 3"/>
    <meta:user-defined meta:name="Info 4"/>
  </office:meta>
</office:document-meta>
</file>